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e concept of 'Atoms' in ancient Tamil</text:p>
      <text:p text:style-name="Standard"/>
      <text:p text:style-name="Standard">Atoms are the fundamental components of all materials. They were known during the early periods of scientific curiosity as the most basic, indivisible units of existence. In modern day science, atoms are composed of even smaller parts like Protons, Neutrons and Electrons which in turn are made up of further tiny particles called quarks of which several types exist.</text:p>
      <text:p text:style-name="Standard"/>
      <text:p text:style-name="Standard">In ancient Tamil, Atoms (anu – அணு) were considered to be the smallest indivisible unit that makes up everything else. </text:p>
      <text:p text:style-name="Standard"/>
      <text:p text:style-name="Standard">The concept of dividing an atom:</text:p>
      <text:p text:style-name="Standard"/>
      <text:p text:style-name="Standard">அணுவில் அணுவினை ஆதிப் பிரானை<text:line-break/>அணுவில் அணுவினை ஆயிரங் கூறிட்டு<text:line-break/>அணுவில் அணுவை அணுகவல் லார்கட்கு<text:line-break/>அணுவில் அணுவை அணுகலும் ஆமே. - </text:p>
      <text:p text:style-name="Standard"/>
      <text:p text:style-name="Standard">திருமந்திரம் - ஏழாம் தந்திரம்: 2008 ஆம் பாடல். </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6T10:31:23</meta:creation-date>
    <dc:date>2014-03-16T10:37:05</dc:date>
    <meta:editing-duration>PT1M9S</meta:editing-duration>
    <meta:editing-cycles>2</meta:editing-cycles>
    <meta:generator>LibreOffice/3.5$Linux_X86_64 LibreOffice_project/350m1$Build-2</meta:generator>
    <meta:document-statistic meta:table-count="0" meta:image-count="0" meta:object-count="0" meta:page-count="1" meta:paragraph-count="6" meta:word-count="116" meta:character-count="665" meta:non-whitespace-character-count="552"/>
  </office:meta>
</office:document-meta>
</file>